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C000001866E8EF19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2228in" svg:y="0.089in" svg:width="4.928in" svg:height="7.2299in" draw:z-index="0"><draw:image xlink:href="Pictures/10000000000000EC000001866E8EF19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8-01T10:41:52.70</meta:creation-date>
    <meta:printed-by>James  Lombardi</meta:printed-by>
    <meta:print-date>2019-08-01T11:19:48.33</meta:print-date>
    <meta:document-statistic meta:table-count="0" meta:image-count="1" meta:object-count="0" meta:page-count="1" meta:paragraph-count="0" meta:word-count="0" meta:character-count="0"/>
    <dc:date>2019-08-01T11:19:59.68</dc:date>
    <dc:creator>James  Lombardi</dc:creator>
    <meta:editing-duration>PT22M56S</meta:editing-duration>
    <meta:editing-cycles>1</meta:editing-cycles>
    <meta:generator>OpenOffice/4.1.2$Win32 OpenOffice.org_project/412m3$Build-9782</meta:generator>
  </office:meta>
</office:document-meta>
</file>